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4a55"/>
    </style:style>
    <style:style style:name="P2" style:family="paragraph" style:parent-style-name="Standard">
      <style:paragraph-properties fo:text-align="start" style:justify-single-word="false"/>
      <style:text-properties officeooo:paragraph-rsid="000822a2"/>
    </style:style>
    <style:style style:name="P3" style:family="paragraph" style:parent-style-name="Standard">
      <style:text-properties officeooo:paragraph-rsid="00078d11"/>
    </style:style>
    <style:style style:name="P4" style:family="paragraph" style:parent-style-name="Standard">
      <style:text-properties fo:font-weight="bold" officeooo:paragraph-rsid="00074a55" style:font-weight-asian="bold" style:font-weight-complex="bold"/>
    </style:style>
    <style:style style:name="P5" style:family="paragraph" style:parent-style-name="Standard">
      <style:text-properties fo:font-weight="bold" officeooo:paragraph-rsid="00078d1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4a55" officeooo:paragraph-rsid="00074a5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22a2" officeooo:paragraph-rsid="000822a2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paragraph-rsid="000822a2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paragraph-rsid="000822a2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0bd76e" officeooo:paragraph-rsid="000bd76e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0c75bf" officeooo:paragraph-rsid="000c75bf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0822a2" officeooo:paragraph-rsid="000822a2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0dfbb1" officeooo:paragraph-rsid="000dfbb1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paragraph-rsid="0009b34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paragraph-rsid="000bd76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bd76e" officeooo:paragraph-rsid="000bd76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c75bf" officeooo:paragraph-rsid="000c75b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09b344" officeooo:paragraph-rsid="000822a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0dfbb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rsid="00074a55" officeooo:paragraph-rsid="00074a55"/>
    </style:style>
    <style:style style:name="P23" style:family="paragraph" style:parent-style-name="Standard">
      <style:paragraph-properties fo:text-align="center" style:justify-single-word="false"/>
      <style:text-properties officeooo:rsid="00074a55" officeooo:paragraph-rsid="000aa591"/>
    </style:style>
    <style:style style:name="P24" style:family="paragraph" style:parent-style-name="Standard">
      <style:paragraph-properties fo:text-align="start" style:justify-single-word="false"/>
      <style:text-properties officeooo:rsid="00093d7b" officeooo:paragraph-rsid="00093d7b"/>
    </style:style>
    <style:style style:name="P25" style:family="paragraph" style:parent-style-name="Standard">
      <style:text-properties officeooo:rsid="00078d11" officeooo:paragraph-rsid="00078d11"/>
    </style:style>
    <style:style style:name="P26" style:family="paragraph" style:parent-style-name="Standard">
      <style:paragraph-properties fo:text-align="start" style:justify-single-word="false"/>
      <style:text-properties officeooo:rsid="000822a2" officeooo:paragraph-rsid="000822a2"/>
    </style:style>
    <style:style style:name="P27" style:family="paragraph" style:parent-style-name="Standard" style:list-style-name="L1">
      <style:text-properties officeooo:paragraph-rsid="00074a55"/>
    </style:style>
    <style:style style:name="P28" style:family="paragraph" style:parent-style-name="Standard" style:list-style-name="L1">
      <style:text-properties officeooo:rsid="00074a55" officeooo:paragraph-rsid="00074a55"/>
    </style:style>
    <style:style style:name="P29" style:family="paragraph" style:parent-style-name="Standard">
      <style:text-properties officeooo:rsid="00074a55" officeooo:paragraph-rsid="0010f1e8"/>
    </style:style>
    <style:style style:name="P30" style:family="paragraph" style:parent-style-name="Standard">
      <style:text-properties officeooo:rsid="00074a55" officeooo:paragraph-rsid="000822a2"/>
    </style:style>
    <style:style style:name="P31" style:family="paragraph" style:parent-style-name="Standard" style:list-style-name="L2">
      <style:text-properties officeooo:rsid="00093d7b" officeooo:paragraph-rsid="00093d7b"/>
    </style:style>
    <style:style style:name="P32" style:family="paragraph" style:parent-style-name="Standard">
      <style:paragraph-properties fo:text-align="center" style:justify-single-word="false"/>
      <style:text-properties officeooo:rsid="00093d7b" officeooo:paragraph-rsid="00123aef"/>
    </style:style>
    <style:style style:name="P33" style:family="paragraph" style:parent-style-name="Standard">
      <style:text-properties style:text-underline-style="none" fo:font-weight="bold" officeooo:rsid="0010f1e8" officeooo:paragraph-rsid="00123aef" style:font-weight-asian="bold" style:font-weight-complex="bold"/>
    </style:style>
    <style:style style:name="P34" style:family="paragraph" style:parent-style-name="Standard">
      <style:text-properties fo:font-style="italic" style:text-underline-style="none" fo:font-weight="bold" officeooo:rsid="0010f1e8" officeooo:paragraph-rsid="0010f1e8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style:text-underline-style="none" fo:font-weight="bold" officeooo:rsid="0010f1e8" officeooo:paragraph-rsid="00123aef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dfbb1" officeooo:paragraph-rsid="0014bab4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93d7b" officeooo:paragraph-rsid="0014bab4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93d7b" officeooo:paragraph-rsid="00093d7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tyle="italic" style:text-underline-style="none" fo:font-weight="bold" officeooo:paragraph-rsid="00074a55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0c75bf" officeooo:paragraph-rsid="0010f1e8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italic" fo:font-weight="bold" officeooo:rsid="000dfbb1" officeooo:paragraph-rsid="00130db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italic" fo:font-weight="bold" officeooo:rsid="000dfbb1" officeooo:paragraph-rsid="00123aef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italic" fo:font-weight="bold" officeooo:rsid="000dfbb1" officeooo:paragraph-rsid="0014bab4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italic" fo:font-weight="bold" officeooo:rsid="000dfbb1" officeooo:paragraph-rsid="001729e2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0dfbb1" officeooo:paragraph-rsid="00123aef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093d7b" officeooo:paragraph-rsid="00093d7b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0dfbb1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123ae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130dbd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14bab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15604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1729e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bold" officeooo:rsid="000dfbb1" officeooo:paragraph-rsid="00123aef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0f1e8" officeooo:paragraph-rsid="00123aef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93d7b" officeooo:paragraph-rsid="0014bab4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paragraph-rsid="00123aef"/>
    </style:style>
    <style:style style:name="P5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0822a2" officeooo:paragraph-rsid="000822a2"/>
    </style:style>
    <style:style style:name="P59" style:family="paragraph" style:parent-style-name="Standard">
      <style:paragraph-properties fo:text-align="center" style:justify-single-word="false" fo:break-before="page"/>
      <style:text-properties fo:font-style="italic" style:text-underline-style="solid" style:text-underline-width="auto" style:text-underline-color="font-color" officeooo:rsid="00093d7b" officeooo:paragraph-rsid="00093d7b" style:font-style-asian="italic" style:font-style-complex="italic"/>
    </style:style>
    <style:style style:name="P60" style:family="paragraph" style:parent-style-name="Standard">
      <style:paragraph-properties fo:text-align="center" style:justify-single-word="false" fo:break-before="page"/>
      <style:text-properties fo:font-style="italic" style:text-underline-style="solid" style:text-underline-width="auto" style:text-underline-color="font-color" fo:font-weight="normal" officeooo:rsid="000dfbb1" officeooo:paragraph-rsid="00123aef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T1" style:family="text">
      <style:text-properties officeooo:rsid="00074a55"/>
    </style:style>
    <style:style style:name="T2" style:family="text">
      <style:text-properties officeooo:rsid="00078d11"/>
    </style:style>
    <style:style style:name="T3" style:family="text">
      <style:text-properties officeooo:rsid="000822a2"/>
    </style:style>
    <style:style style:name="T4" style:family="text">
      <style:text-properties officeooo:rsid="00093d7b"/>
    </style:style>
    <style:style style:name="T5" style:family="text">
      <style:text-properties fo:font-style="italic" officeooo:rsid="00078d11" style:font-style-asian="italic" style:font-style-complex="italic"/>
    </style:style>
    <style:style style:name="T6" style:family="text">
      <style:text-properties fo:font-style="italic" officeooo:rsid="00074a55" style:font-style-asian="italic" style:font-style-complex="italic"/>
    </style:style>
    <style:style style:name="T7" style:family="text">
      <style:text-properties fo:font-style="italic" fo:font-weight="bold" officeooo:rsid="00130dbd" style:font-style-asian="italic" style:font-weight-asian="bold" style:font-style-complex="italic" style:font-weight-complex="bold"/>
    </style:style>
    <style:style style:name="T8" style:family="text">
      <style:text-properties officeooo:rsid="0009b344"/>
    </style:style>
    <style:style style:name="T9" style:family="text">
      <style:text-properties officeooo:rsid="000aa591"/>
    </style:style>
    <style:style style:name="T10" style:family="text">
      <style:text-properties officeooo:rsid="000bd76e"/>
    </style:style>
    <style:style style:name="T11" style:family="text">
      <style:text-properties officeooo:rsid="000c75bf"/>
    </style:style>
    <style:style style:name="T12" style:family="text">
      <style:text-properties officeooo:rsid="000dfbb1"/>
    </style:style>
    <style:style style:name="T13" style:family="text">
      <style:text-properties officeooo:rsid="000eab4d"/>
    </style:style>
    <style:style style:name="T14" style:family="text">
      <style:text-properties officeooo:rsid="000ffe96"/>
    </style:style>
    <style:style style:name="T15" style:family="text">
      <style:text-properties officeooo:rsid="0010b687"/>
    </style:style>
    <style:style style:name="T16" style:family="text">
      <style:text-properties officeooo:rsid="00123aef"/>
    </style:style>
    <style:style style:name="T17" style:family="text">
      <style:text-properties officeooo:rsid="00130dbd"/>
    </style:style>
    <style:style style:name="T18" style:family="text">
      <style:text-properties officeooo:rsid="0014bab4"/>
    </style:style>
    <style:style style:name="T19" style:family="text">
      <style:text-properties officeooo:rsid="00156045"/>
    </style:style>
    <style:style style:name="T20" style:family="text">
      <style:text-properties officeooo:rsid="001729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9"><text:span text:style-name="T1">Stacke</text:span><text:span text:style-name="T4">h</text:span><text:span text:style-name="T1">olders</text:span></text:p>
      <text:p text:style-name="P6"/>
      <text:list xml:id="list3584564067259801621" text:style-name="L1">
        <text:list-item>
          <text:p text:style-name="P27"><text:span text:style-name="T14">Vicerrector</text:span><text:span text:style-name="T1"> </text:span><text:span text:style-name="T14">académico.</text:span></text:p>
          <text:p text:style-name="P28"/>
        </text:list-item>
        <text:list-item>
          <text:p text:style-name="P28">Decano.</text:p>
          <text:p text:style-name="P28"/>
        </text:list-item>
        <text:list-item>
          <text:p text:style-name="P27"><text:span text:style-name="T4">D</text:span><text:span text:style-name="T1">irector</text:span><text:span text:style-name="T4">es</text:span><text:span text:style-name="T1"> de departamento.</text:span></text:p>
          <text:p text:style-name="P28"/>
        </text:list-item>
        <text:list-item>
          <text:p text:style-name="P27"><text:span text:style-name="T4">J</text:span><text:span text:style-name="T1">efe</text:span><text:span text:style-name="T4">s</text:span><text:span text:style-name="T1"> de carrera.</text:span></text:p>
        </text:list-item>
      </text:list>
      <text:p text:style-name="P22"/>
      <text:p text:style-name="P38">Managers</text:p>
      <text:p text:style-name="P22"/>
      <text:list xml:id="list3629780385416770934" text:style-name="L2">
        <text:list-item>
          <text:p text:style-name="P31">Profesores.</text:p>
        </text:list-item>
      </text:list>
      <text:p text:style-name="P22"/>
      <text:p text:style-name="P22"/>
      <text:p text:style-name="P22"/>
      <text:p text:style-name="P8">Requerimientos Funcionales</text:p>
      <text:p text:style-name="P30"/>
      <text:p text:style-name="P46">Historia de Usuario 1</text:p>
      <text:p text:style-name="P46"/>
      <text:p text:style-name="P37"><text:span text:style-name="T18">Titulo: Reporte De Planificaciones Realizadas</text:span></text:p>
      <text:p text:style-name="P33">Rol: Director de Departamento</text:p>
      <text:p text:style-name="P54">Prioridad: Alta</text:p>
      <text:p text:style-name="P22"/>
      <text:p text:style-name="P1"><text:span text:style-name="T2">C</text:span><text:span text:style-name="T1">omo Director De Departamento De </text:span><text:span text:style-name="T13">computación</text:span><text:span text:style-name="T1"> e </text:span><text:span text:style-name="T13">Informática</text:span><text:span text:style-name="T1">, quiero que me entregue </text:span><text:span text:style-name="T2">las planificaciones realizadas, de manera que facilite un listado</text:span><text:span text:style-name="T1"> con los p</text:span><text:span text:style-name="T9">ro</text:span><text:span text:style-name="T1">fesores que han realizado la </text:span><text:span text:style-name="T13">planificación</text:span><text:span text:style-name="T1"> clase a clase de su asignatura </text:span><text:span text:style-name="T3">en formato </text:span><text:span text:style-name="T15">PDF</text:span><text:span text:style-name="T1">.</text:span></text:p>
      <text:p text:style-name="P22"/>
      <text:p text:style-name="P11"><text:span text:style-name="T3">Escenario 1: </text:span><text:span text:style-name="T9">Generar reporte</text:span></text:p>
      <text:p text:style-name="P12"/>
      <text:p text:style-name="P18">Dado que el login fue <text:span text:style-name="T13">exitoso.</text:span></text:p>
      <text:p text:style-name="P19">Y se <text:span text:style-name="T13">visualice</text:span> la pagina principal.</text:p>
      <text:p text:style-name="P17"><text:span text:style-name="T11">Cuando</text:span><text:span text:style-name="T10"> </text:span><text:span text:style-name="T11">el administrador quiera generar un reporte</text:span><text:span text:style-name="T10">.</text:span></text:p>
      <text:p text:style-name="P17"><text:span text:style-name="T10">Entonces el sistema gener</text:span><text:span text:style-name="T11">a</text:span><text:span text:style-name="T10"> un reporte </text:span><text:span text:style-name="T11">en </text:span><text:span text:style-name="T15">PDF</text:span><text:span text:style-name="T10">.</text:span></text:p>
      <text:p text:style-name="P17"><text:span text:style-name="T10">Y </text:span><text:span text:style-name="T13">después</text:span><text:span text:style-name="T11"> retornara a la pagina previa</text:span><text:span text:style-name="T10">.</text:span></text:p>
      <text:p text:style-name="P18"/>
      <text:p text:style-name="P13">Escenario 2:Problemas al generar reporte.</text:p>
      <text:p text:style-name="P13"/>
      <text:p text:style-name="P19">Dado que el login fue <text:span text:style-name="T13">exitoso.</text:span></text:p>
      <text:p text:style-name="P19">Y se <text:span text:style-name="T13">visualice</text:span> la pagina principal</text:p>
      <text:p text:style-name="P19">Cuando el administrador quiera generar un reporte y no existen datos.</text:p>
      <text:p text:style-name="P19">Entonces no se genera el reporte</text:p>
      <text:p text:style-name="P19">Y <text:span text:style-name="T13">además</text:span> el sistema mostrara un mensaje de alerta.</text:p>
      <text:p text:style-name="P13"/>
      <text:p text:style-name="P18"/>
      <text:p text:style-name="P34"/>
      <text:p text:style-name="P22"/>
      <text:p text:style-name="P46"/>
      <text:p text:style-name="P59">Historia de Usuario 2</text:p>
      <text:p text:style-name="P46"/>
      <text:p text:style-name="P55"><text:span text:style-name="T18">Titulo: Visualizar Planificación por Director De Departamento</text:span></text:p>
      <text:p text:style-name="P33">Rol: Director de Departamento</text:p>
      <text:p text:style-name="P35">Prioridad: Alta</text:p>
      <text:p text:style-name="P35"/>
      <text:p text:style-name="P1"><text:span text:style-name="T2">C</text:span><text:span text:style-name="T1">omo Director De Departamento De </text:span><text:span text:style-name="T13">computación</text:span><text:span text:style-name="T1"> e </text:span><text:span text:style-name="T13">Informática</text:span><text:span text:style-name="T1">, quiero poder ver la </text:span><text:span text:style-name="T13">planificación</text:span><text:span text:style-name="T1"> de un profesor, de manera que pueda ser aceptada o rechazada. </text:span></text:p>
      <text:p text:style-name="P22"/>
      <text:p text:style-name="P4"><text:span text:style-name="T5">E</text:span><text:span text:style-name="T6">scenario 1</text:span><text:span text:style-name="T1">: </text:span><text:span text:style-name="T13">Planificación</text:span><text:span text:style-name="T1"> rechazada.</text:span></text:p>
      <text:p text:style-name="P1"><text:span text:style-name="T2">D</text:span><text:span text:style-name="T1">ado que la </text:span><text:span text:style-name="T13">planificación</text:span><text:span text:style-name="T1"> fue enviada con éxito.</text:span></text:p>
      <text:p text:style-name="P1"><text:span text:style-name="T2">Y</text:span><text:span text:style-name="T1"> guardada en la base de datos.</text:span></text:p>
      <text:p text:style-name="P22">Cuando el administrador revise dicha <text:span text:style-name="T13">planificación</text:span> y esta presente incongruencias. </text:p>
      <text:p text:style-name="P1"><text:span text:style-name="T2">E</text:span><text:span text:style-name="T1">ntonces </text:span><text:span text:style-name="T2">el administrador rechazara la planificación.</text:span></text:p>
      <text:p text:style-name="P25">Y en un campo de texto se agrega una observación del rechazo.</text:p>
      <text:p text:style-name="P25"/>
      <text:p text:style-name="P5"><text:span text:style-name="T5">Escenario 2</text:span><text:span text:style-name="T2">:Planificación Aceptada</text:span></text:p>
      <text:p text:style-name="P25">Dado que la planificación fue enviada con éxito</text:p>
      <text:p text:style-name="P3"><text:span text:style-name="T2">Y guarda</text:span><text:span text:style-name="T8">da</text:span><text:span text:style-name="T2"> en la base de datos.</text:span></text:p>
      <text:p text:style-name="P25">Cuando el administrador revise dicha planificación y esta no presente incongruencias.</text:p>
      <text:p text:style-name="P25">Entonces el <text:span text:style-name="T13">administrador</text:span> aceptara dicha planificación.</text:p>
      <text:p text:style-name="P22"/>
      <text:p text:style-name="P29"/>
      <text:p text:style-name="P46">Historia de Usuario <text:span text:style-name="T15">3</text:span></text:p>
      <text:p text:style-name="P46"><text:span text:style-name="T15"/></text:p>
      <text:p text:style-name="P55"><text:span text:style-name="T18">Titulo: Acceso Administrador y Usuario</text:span></text:p>
      <text:p text:style-name="P33">Rol: Director de Departamento</text:p>
      <text:p text:style-name="P33">Prioridad: Alta</text:p>
      <text:p text:style-name="P32"/>
      <text:p text:style-name="P2"><text:span text:style-name="T2">C</text:span><text:span text:style-name="T1">omo Director De Departamento De </text:span><text:span text:style-name="T13">computación</text:span><text:span text:style-name="T1"> e </text:span><text:span text:style-name="T13">Informática</text:span><text:span text:style-name="T1">, </text:span><text:span text:style-name="T3">quiero distintos accesos de administrador y usuario, de manera existan un login con diferente </text:span><text:span text:style-name="T13">jerarquía.</text:span><text:span text:style-name="T3"> </text:span></text:p>
      <text:p text:style-name="P26"/>
      <text:p text:style-name="P10"><text:span text:style-name="T3">Escenario 1: </text:span><text:span text:style-name="T11">Datos Incorrectos</text:span></text:p>
      <text:p text:style-name="P20"/>
      <text:p text:style-name="P16"><text:span text:style-name="T8">Dado que </text:span><text:span text:style-name="T12">usuario <text:s/>esta registrado</text:span></text:p>
      <text:p text:style-name="P21">y la base de datos operando.</text:p>
      <text:p text:style-name="P21">Cuando el usuario ingrese al login y sus datos incorrectos</text:p>
      <text:p text:style-name="P21">Entonces el sistema mostrara un mensaje de error</text:p>
      <text:p text:style-name="P21">y <text:span text:style-name="T13">además</text:span> retornara nuevamente al login.</text:p>
      <text:p text:style-name="P21"/>
      <text:p text:style-name="P15">Escenario 2: Usuario no Registrado</text:p>
      <text:p text:style-name="P15"/>
      <text:p text:style-name="P21">Dado que el usuario no esta registrado</text:p>
      <text:p text:style-name="P21">y la base de datos operando.</text:p>
      <text:p text:style-name="P21">Cuando el usuario ingrese al login y sus datos no encontrados en la base de datos.</text:p>
      <text:p text:style-name="P21">Entonces el sistema mostrara un mensaje de error.</text:p>
      <text:p text:style-name="P21">y <text:span text:style-name="T13">además</text:span> retornara nuevamente al login.</text:p>
      <text:p text:style-name="P48"><text:span text:style-name="T16"/></text:p>
      <text:p text:style-name="P45"><text:span text:style-name="T16"/></text:p>
      <text:p text:style-name="P60"><text:span text:style-name="T16">Historia de Usuario 4</text:span></text:p>
      <text:p text:style-name="P43"><text:span text:style-name="T18">Titulo: </text:span><text:span text:style-name="T20">Verificación</text:span><text:span text:style-name="T18"> de Contenidos</text:span></text:p>
      <text:p text:style-name="P53"><text:span text:style-name="T16">Rol:Profesor</text:span></text:p>
      <text:p text:style-name="P53"><text:span text:style-name="T16">Prioridad:Alta</text:span></text:p>
      <text:p text:style-name="P53"><text:span text:style-name="T16"/></text:p>
      <text:p text:style-name="P48"><text:span text:style-name="T16">Como Profesor de Departamento de computación e Informática, quiero un Checklist por semana,de manera que al final de la semana se entregue los contenidos pasados durante la semana correspondiente a la planificación y una observación para agregar comentarios.</text:span></text:p>
      <text:p text:style-name="P48"><text:span text:style-name="T16"/></text:p>
      <text:p text:style-name="P42"><text:span text:style-name="T16">Escenario 1:</text:span><text:span text:style-name="T17">Contenidos Incompletos.</text:span></text:p>
      <text:p text:style-name="P51"><text:span text:style-name="T19">Dado Que el Formulario </text:span><text:span text:style-name="T20">esta funcional</text:span></text:p>
      <text:p text:style-name="P51"><text:span text:style-name="T20">Y </text:span><text:span text:style-name="T19">La base de datos </text:span><text:span text:style-name="T20">e</text:span><text:span text:style-name="T19">sta </text:span><text:span text:style-name="T20">o</text:span><text:span text:style-name="T19">perativa</text:span></text:p>
      <text:p text:style-name="P51"><text:span text:style-name="T20">C</text:span><text:span text:style-name="T19">uando el profesor realice </text:span><text:span text:style-name="T20">una lista verificando los contenidos vistos durante la semana.</text:span></text:p>
      <text:p text:style-name="P51"><text:span text:style-name="T20">Y</text:span><text:span text:style-name="T19"> </text:span><text:span text:style-name="T20">deje campos vacíos (check) por los contenidos no vistos</text:span></text:p>
      <text:p text:style-name="P51"><text:span text:style-name="T19">Entonces </text:span><text:span text:style-name="T20">la lista será guardada sin problemas.</text:span></text:p>
      <text:p text:style-name="P52"><text:span text:style-name="T20">Y mostrara un mensaje con la advertencia de que la lista será guardada.</text:span></text:p>
      <text:p text:style-name="P52"><text:span text:style-name="T20"/></text:p>
      <text:p text:style-name="P44"><text:span text:style-name="T20">Escenario 2: <text:s/>Control no realizado</text:span></text:p>
      <text:p text:style-name="P52"><text:span text:style-name="T20">Dado que el formulario esta funcional</text:span></text:p>
      <text:p text:style-name="P52"><text:span text:style-name="T20">Y la base de datos Esta Operativa</text:span></text:p>
      <text:p text:style-name="P52"><text:span text:style-name="T20">Cuando el profesor no realice su control de contenidos</text:span></text:p>
      <text:p text:style-name="P52"><text:span text:style-name="T20">Entonces le será mostrada un mensaje de alerta advirtiendo que la verificación no ha sido completada y sera guardada de igual manera.</text:span></text:p>
      <text:p text:style-name="P52"><text:span text:style-name="T20"/></text:p>
      <text:p text:style-name="P44"><text:span text:style-name="T20">Escenario 3: Verificación Completa</text:span></text:p>
      <text:p text:style-name="P52"><text:span text:style-name="T20">Dado que el formulario esta funcional</text:span></text:p>
      <text:p text:style-name="P52"><text:span text:style-name="T20">Y que la base de datos esta operativa.</text:span></text:p>
      <text:p text:style-name="P52"><text:span text:style-name="T20">Cuando el Profesor realice su verificación </text:span></text:p>
      <text:p text:style-name="P52"><text:span text:style-name="T20">y verifique que los contenidos semanales fueron hechos en su totalidad.</text:span></text:p>
      <text:p text:style-name="P52"><text:span text:style-name="T20">Entonces la lista será guardada sin problemas.</text:span></text:p>
      <text:p text:style-name="P52"><text:span text:style-name="T20">Y mostrara un mensaje con la advertencia que la lista ha sido guardada.</text:span></text:p>
      <text:p text:style-name="P42"><text:span text:style-name="T17"/></text:p>
      <text:p text:style-name="P48"><text:span text:style-name="T16"/></text:p>
      <text:p text:style-name="P45"><text:span text:style-name="T16">Historia de Usuario 5</text:span></text:p>
      <text:p text:style-name="P36"><text:span text:style-name="T18">Titulo: Campo de Bibliografía</text:span></text:p>
      <text:p text:style-name="P53"><text:span text:style-name="T16">Rol:Profesor</text:span></text:p>
      <text:p text:style-name="P53"><text:span text:style-name="T16">Prioridad:Alta</text:span></text:p>
      <text:p text:style-name="P53"><text:span text:style-name="T16"/></text:p>
      <text:p text:style-name="P48"><text:span text:style-name="T16">Como Profesor de departamento de computación e informática, quiero un campo adicional de </text:span><text:span text:style-name="T17">bibliografía</text:span><text:span text:style-name="T16">, de manera que al formulario <text:s/></text:span><text:span text:style-name="T17">a completar contemple en un campo adicional la bibliografía por semana de la planificación clase a clase.</text:span></text:p>
      <text:p text:style-name="P48"><text:span text:style-name="T17"/></text:p>
      <text:p text:style-name="P41"><text:span text:style-name="T17">Escenario 1:Campo </text:span><text:span text:style-name="T19">Vacío.</text:span></text:p>
      <text:p text:style-name="P41"><text:span text:style-name="T17"/></text:p>
      <text:p text:style-name="P49"><text:span text:style-name="T17">Dado que el formulario no presenta problemas</text:span></text:p>
      <text:p text:style-name="P49"><text:span text:style-name="T17">y que la base de datos esta operativo.</text:span></text:p>
      <text:p text:style-name="P50"><text:span text:style-name="T17">Cuando el profesor ingrese al formulario y este no registre la bibliografía.</text:span></text:p>
      <text:p text:style-name="P49"><text:span text:style-name="T17">Entonces el campo de </text:span><text:span text:style-name="T18">biografía</text:span><text:span text:style-name="T17"> puede ser guardado sin problemas con su campo vacío.</text:span></text:p>
      <text:p text:style-name="P49"><text:span text:style-name="T17"/></text:p>
      <text:p text:style-name="P41"><text:span text:style-name="T18"/></text:p>
      <text:p text:style-name="P41"><text:span text:style-name="T18"/></text:p>
      <text:p text:style-name="P41"><text:span text:style-name="T18"/></text:p>
      <text:p text:style-name="P41"><text:soft-page-break/><text:span text:style-name="T18">Escenario</text:span><text:span text:style-name="T17"> 2: Campo Con la bibliografía</text:span></text:p>
      <text:p text:style-name="P49"><text:span text:style-name="T17"/></text:p>
      <text:p text:style-name="P49"><text:span text:style-name="T17">Dado que el formulario no presenta problemas</text:span></text:p>
      <text:p text:style-name="P49"><text:span text:style-name="T17">y que la base de </text:span><text:span text:style-name="T18">esta operativa</text:span></text:p>
      <text:p text:style-name="P49"><text:span text:style-name="T17">Cuando </text:span><text:span text:style-name="T18">el profesor ingrese al formulario y registre la bibliografía.</text:span></text:p>
      <text:p text:style-name="P49"><text:span text:style-name="T17">En</text:span><text:span text:style-name="T18">t</text:span><text:span text:style-name="T17">onces </text:span><text:span text:style-name="T18">el campo de bibliografía puede ser guardado sin problemas</text:span></text:p>
      <text:p text:style-name="P49"><text:span text:style-name="T7"/></text:p>
      <text:p text:style-name="P41"><text:span text:style-name="T17"/></text:p>
      <text:p text:style-name="P14"/>
      <text:p text:style-name="P26"/>
      <text:p text:style-name="P26"/>
      <text:p text:style-name="P7"><text:span text:style-name="T13"/></text:p>
      <text:p text:style-name="P61"><text:span text:style-name="T13">Requerimientos</text:span> No Funcionales.</text:p>
      <text:p text:style-name="P26"/>
      <text:p text:style-name="P24">El programa debe realizar en entorno desarrollo web con la herramientas <text:span text:style-name="T15">Open source.</text:span></text:p>
      <text:p text:style-name="P26"/>
      <text:p text:style-name="P9"/>
      <text:p text:style-name="P26"/>
      <text:p text:style-name="P7">Requerimientos de Dominio</text:p>
      <text:p text:style-name="P26"/>
      <text:p text:style-name="P56"><text:span text:style-name="T3">Un requerimiento es que el formulario a completar,</text:span><text:span text:style-name="T4">debe ser el formato estipulado por la Dirección de evaluación Académica(Dea) </text:span><text:span text:style-name="T16">donde la asignatura</text:span><text:span text:style-name="T1"> se </text:span><text:span text:style-name="T13">realice</text:span><text:span text:style-name="T1"> durante 1 semestre distribuida en 18 semanas</text:span><text:span text:style-name="T4">.</text:span></text:p>
      <text:p text:style-name="P23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nderman </meta:initial-creator>
    <meta:creation-date>2013-11-06T15:52:03</meta:creation-date>
    <dc:date>2013-11-07T18:37:45</dc:date>
    <dc:creator>claudio </dc:creator>
    <meta:editing-duration>PT40M24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5" meta:paragraph-count="104" meta:word-count="794" meta:character-count="5107" meta:non-whitespace-character-count="4415"/>
  </office:meta>
</office:document-meta>
</file>